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WrapperFilt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WrapperFilter.QueryWrapperFilter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Wrapper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WrapperFilter.getDocIdSet( final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WrapperFil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WrapperFilt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WrapperFilter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WrapperFilter.bits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